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501cm" fo:margin-right="0cm" fo:margin-top="0cm" fo:margin-bottom="0cm" loext:contextual-spacing="true" fo:line-height="100%" fo:text-indent="0cm" style:auto-text-indent="false"/>
      <style:text-properties officeooo:paragraph-rsid="0003fd69"/>
    </style:style>
    <style:style style:name="P2" style:family="paragraph" style:parent-style-name="List_20_Paragraph">
      <style:paragraph-properties fo:margin-left="0.501cm" fo:margin-right="0cm" fo:margin-top="0.212cm" fo:margin-bottom="0cm" loext:contextual-spacing="true" fo:line-height="100%" fo:text-indent="0cm" style:auto-text-indent="false"/>
      <style:text-properties officeooo:paragraph-rsid="0003fd69"/>
    </style:style>
    <style:style style:name="P3" style:family="paragraph" style:parent-style-name="List_20_Paragraph">
      <style:paragraph-properties fo:margin-left="0.501cm" fo:margin-right="0cm" fo:margin-top="0.212cm" fo:margin-bottom="0cm" loext:contextual-spacing="true" fo:line-height="100%" fo:text-indent="0cm" style:auto-text-indent="false"/>
      <style:text-properties fo:color="#000000" fo:font-size="14pt" officeooo:paragraph-rsid="0003fd69" style:font-size-asian="14pt" style:font-name-complex="Calibri" style:font-size-complex="14pt"/>
    </style:style>
    <style:style style:name="P4" style:family="paragraph" style:parent-style-name="Standard">
      <style:paragraph-properties fo:margin-left="0.501cm" fo:margin-right="0cm" fo:margin-top="0cm" fo:margin-bottom="0cm" loext:contextual-spacing="false" fo:line-height="100%" fo:text-indent="0cm" style:auto-text-indent="false"/>
      <style:text-properties fo:color="#a31515" style:font-name="Consolas" fo:font-size="10.5pt" fo:language="en" fo:country="US" officeooo:paragraph-rsid="0003fd69" fo:background-color="#fafafa" style:font-name-asian="Times New Roman" style:font-size-asian="10.5pt" style:font-name-complex="Times New Roman" style:font-size-complex="10.5pt"/>
    </style:style>
    <style:style style:name="P5" style:family="paragraph" style:parent-style-name="List_20_Paragraph">
      <style:paragraph-properties fo:margin-left="0cm" fo:margin-right="0cm" fo:margin-top="0.212cm" fo:margin-bottom="0cm" loext:contextual-spacing="true" fo:line-height="100%" fo:text-indent="0cm" style:auto-text-indent="false"/>
      <style:text-properties officeooo:paragraph-rsid="0003fd69"/>
    </style:style>
    <style:style style:name="P6" style:family="paragraph" style:parent-style-name="Standard">
      <style:paragraph-properties fo:margin-left="0cm" fo:margin-right="0cm" fo:margin-top="0.212cm" fo:margin-bottom="0cm" loext:contextual-spacing="true" fo:line-height="100%" fo:text-indent="0cm" style:auto-text-indent="false"/>
      <style:text-properties officeooo:paragraph-rsid="0003fd6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.501cm" fo:margin-right="0cm" fo:margin-top="0.212cm" fo:margin-bottom="0cm" loext:contextual-spacing="true" fo:line-height="100%" fo:text-indent="-0.635cm" style:auto-text-indent="false"/>
      <style:text-properties officeooo:paragraph-rsid="0003fd69"/>
    </style:style>
    <style:style style:name="P9" style:family="paragraph" style:parent-style-name="List_20_Paragraph">
      <style:paragraph-properties fo:margin-left="0.501cm" fo:margin-right="0cm" fo:margin-top="0cm" fo:margin-bottom="0cm" loext:contextual-spacing="true" fo:line-height="100%" fo:text-indent="0cm" style:auto-text-indent="false"/>
      <style:text-properties fo:color="#000000" fo:font-size="14pt" officeooo:rsid="0003fd69" officeooo:paragraph-rsid="0003fd69" style:font-size-asian="14pt" style:font-name-complex="Calibri" style:font-size-complex="14pt"/>
    </style:style>
    <style:style style:name="P10" style:family="paragraph" style:parent-style-name="List_20_Paragraph">
      <style:paragraph-properties fo:margin-left="0.501cm" fo:margin-right="0cm" fo:margin-top="0.212cm" fo:margin-bottom="0cm" loext:contextual-spacing="true" fo:line-height="100%" fo:text-indent="0cm" style:auto-text-indent="false"/>
      <style:text-properties fo:color="#000000" fo:font-size="14pt" officeooo:paragraph-rsid="0003fd69" style:font-size-asian="14pt" style:font-name-complex="Calibri" style:font-size-complex="14pt"/>
    </style:style>
    <style:style style:name="P11" style:family="paragraph" style:parent-style-name="List_20_Paragraph" style:list-style-name="WWNum11">
      <style:paragraph-properties fo:margin-left="0.501cm" fo:margin-right="0cm" fo:margin-top="0.212cm" fo:margin-bottom="0cm" loext:contextual-spacing="true" fo:line-height="100%" fo:text-indent="-0.635cm" style:auto-text-indent="false"/>
      <style:text-properties officeooo:paragraph-rsid="0003fd69"/>
    </style:style>
    <style:style style:name="P12" style:family="paragraph" style:parent-style-name="List_20_Paragraph" style:list-style-name="WWNum11">
      <style:paragraph-properties fo:margin-left="0.501cm" fo:margin-right="0cm" fo:margin-top="0.212cm" fo:margin-bottom="0cm" loext:contextual-spacing="true" fo:line-height="100%" fo:text-indent="-0.635cm" style:auto-text-indent="false"/>
      <style:text-properties fo:color="#000000" fo:font-size="14pt" officeooo:paragraph-rsid="0003fd69" style:font-size-asian="14pt" style:font-name-complex="Calibri" style:font-size-complex="14pt"/>
    </style:style>
    <style:style style:name="P13" style:family="paragraph" style:parent-style-name="List_20_Paragraph" style:list-style-name="WWNum21">
      <style:paragraph-properties fo:margin-left="0.501cm" fo:margin-right="0cm" fo:margin-top="0.212cm" fo:margin-bottom="0cm" loext:contextual-spacing="true" fo:line-height="100%" fo:text-indent="-0.635cm" style:auto-text-indent="false"/>
      <style:text-properties fo:color="#000000" fo:font-size="14pt" officeooo:paragraph-rsid="0003fd69" style:font-size-asian="14pt" style:font-name-complex="Calibri" style:font-size-complex="14pt"/>
    </style:style>
    <style:style style:name="P14" style:family="paragraph" style:parent-style-name="List_20_Paragraph">
      <style:paragraph-properties fo:margin-left="0.501cm" fo:margin-right="0cm" fo:margin-top="0.212cm" fo:margin-bottom="0cm" loext:contextual-spacing="true" fo:line-height="100%" fo:text-indent="-0.635cm" style:auto-text-indent="false"/>
      <style:text-properties fo:color="#000000" fo:font-size="14pt" officeooo:paragraph-rsid="0003fd69" style:font-size-asian="14pt" style:font-name-complex="Calibri" style:font-size-complex="14pt"/>
    </style:style>
    <style:style style:name="P15" style:family="paragraph" style:parent-style-name="List_20_Paragraph" style:list-style-name="WWNum11">
      <style:paragraph-properties fo:margin-left="0.501cm" fo:margin-right="0cm" fo:margin-top="0cm" fo:margin-bottom="0cm" loext:contextual-spacing="true" fo:line-height="100%" fo:text-indent="-0.635cm" style:auto-text-indent="false"/>
      <style:text-properties officeooo:paragraph-rsid="0003fd69"/>
    </style:style>
    <style:style style:name="P16" style:family="paragraph" style:parent-style-name="List_20_Paragraph">
      <style:paragraph-properties fo:margin-left="0.501cm" fo:margin-right="0cm" fo:margin-top="0cm" fo:margin-bottom="0cm" loext:contextual-spacing="true" fo:line-height="100%" fo:text-indent="-0.635cm" style:auto-text-indent="false"/>
      <style:text-properties fo:color="#000000" fo:font-size="14pt" officeooo:paragraph-rsid="0003fd69" style:font-size-asian="14pt" style:font-name-complex="Calibri" style:font-size-complex="14pt"/>
    </style:style>
    <style:style style:name="P17" style:family="paragraph" style:parent-style-name="List_20_Paragraph">
      <style:paragraph-properties fo:margin-left="0.501cm" fo:margin-right="0cm" fo:margin-top="0cm" fo:margin-bottom="0cm" loext:contextual-spacing="true" fo:line-height="100%" fo:text-indent="-0.635cm" style:auto-text-indent="false"/>
      <style:text-properties fo:color="#000000" fo:font-size="14pt" officeooo:rsid="0003fd69" officeooo:paragraph-rsid="0003fd69" style:font-size-asian="14pt" style:font-name-complex="Calibri" style:font-size-complex="14pt"/>
    </style:style>
    <style:style style:name="P18" style:family="paragraph" style:parent-style-name="List_20_Paragraph">
      <style:paragraph-properties fo:margin-left="0.501cm" fo:margin-right="0cm" fo:margin-top="0cm" fo:margin-bottom="0cm" loext:contextual-spacing="true" fo:line-height="100%" fo:text-indent="-0.635cm" style:auto-text-indent="false"/>
      <style:text-properties fo:color="#000000" fo:font-size="14pt" officeooo:rsid="000561c0" officeooo:paragraph-rsid="000561c0" style:font-size-asian="14pt" style:font-name-complex="Calibri" style:font-size-complex="14pt"/>
    </style:style>
    <style:style style:name="P19" style:family="paragraph" style:parent-style-name="List_20_Paragraph">
      <style:paragraph-properties fo:margin-left="1.136cm" fo:margin-right="0cm" fo:margin-top="0cm" fo:margin-bottom="0cm" loext:contextual-spacing="true" fo:line-height="100%" fo:text-indent="0cm" style:auto-text-indent="false"/>
      <style:text-properties officeooo:paragraph-rsid="000561c0"/>
    </style:style>
    <style:style style:name="P20" style:family="paragraph" style:parent-style-name="List_20_Paragraph">
      <style:paragraph-properties fo:margin-left="1.136cm" fo:margin-right="0cm" fo:margin-top="0cm" fo:margin-bottom="0cm" loext:contextual-spacing="true" fo:line-height="100%" fo:text-indent="0cm" style:auto-text-indent="false"/>
      <style:text-properties fo:color="#000000" fo:font-size="14pt" officeooo:rsid="000561c0" officeooo:paragraph-rsid="000561c0" style:font-size-asian="14pt" style:font-name-complex="Calibri" style:font-size-complex="14pt"/>
    </style:style>
    <style:style style:name="P2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color="#000000" fo:font-size="14pt" officeooo:rsid="000561c0" officeooo:paragraph-rsid="000561c0" style:font-size-asian="14pt" style:font-name-complex="Calibri" style:font-size-complex="14pt"/>
    </style:style>
    <style:style style:name="P22" style:family="paragraph" style:parent-style-name="Standard" style:list-style-name="WWNum11">
      <style:paragraph-properties fo:margin-left="-0.134cm" fo:margin-right="0cm" fo:margin-top="0.212cm" fo:margin-bottom="0cm" loext:contextual-spacing="true" fo:line-height="100%" fo:text-indent="0cm" style:auto-text-indent="false"/>
      <style:text-properties officeooo:paragraph-rsid="0003fd69"/>
    </style:style>
    <style:style style:name="P23" style:family="paragraph" style:parent-style-name="Standard">
      <style:paragraph-properties fo:margin-left="0.501cm" fo:margin-right="0cm" fo:margin-top="0.212cm" fo:margin-bottom="0cm" loext:contextual-spacing="true" fo:line-height="100%" fo:text-indent="-0.635cm" style:auto-text-indent="false"/>
      <style:text-properties fo:color="#000000" style:font-name="Monospace" fo:font-size="14pt" officeooo:paragraph-rsid="0003fd69" style:font-size-asian="14pt" style:font-name-complex="Calibri" style:font-size-complex="14pt"/>
    </style:style>
    <style:style style:name="P24" style:family="paragraph" style:parent-style-name="Standard">
      <style:paragraph-properties fo:margin-left="0.501cm" fo:margin-right="0cm" fo:margin-top="0cm" fo:margin-bottom="0cm" loext:contextual-spacing="false" fo:line-height="100%" fo:text-indent="0cm" style:auto-text-indent="false"/>
      <style:text-properties fo:color="#000000" style:font-name="Verdana" fo:font-size="14pt" officeooo:rsid="0003fd69" officeooo:paragraph-rsid="0003fd69" fo:background-color="#f7f7fa" style:font-size-asian="14pt" style:font-name-complex="Calibri" style:font-size-complex="14pt"/>
    </style:style>
    <style:style style:name="T1" style:family="text">
      <style:text-properties fo:color="#000000" fo:font-size="14pt" style:font-size-asian="14pt" style:font-name-complex="Calibri" style:font-size-complex="14pt"/>
    </style:style>
    <style:style style:name="T2" style:family="text">
      <style:text-properties fo:color="#000000" fo:font-size="14pt" officeooo:rsid="0003fd69" style:font-size-asian="14pt" style:font-name-complex="Calibri" style:font-size-complex="14pt"/>
    </style:style>
    <style:style style:name="T3" style:family="text">
      <style:text-properties fo:color="#000000" fo:font-size="14pt" style:font-size-asian="14pt" style:font-name-complex="Calibri" style:font-size-complex="14pt"/>
    </style:style>
    <style:style style:name="T4" style:family="text">
      <style:text-properties fo:color="#000000" fo:font-size="14pt" fo:language="en" fo:country="US" style:font-size-asian="14pt" style:font-name-complex="Calibri" style:font-size-complex="14pt"/>
    </style:style>
    <style:style style:name="T5" style:family="text">
      <style:text-properties fo:color="#000000" fo:font-size="14pt" fo:language="en" fo:country="US" style:font-size-asian="14pt" style:font-name-complex="Calibri" style:font-size-complex="14pt"/>
    </style:style>
    <style:style style:name="T6" style:family="text">
      <style:text-properties fo:color="#000000" fo:font-size="14pt" fo:language="en" fo:country="US" fo:font-weight="bold" style:font-size-asian="14pt" style:font-weight-asian="bold" style:font-name-complex="Calibri" style:font-size-complex="14pt"/>
    </style:style>
    <style:style style:name="T7" style:family="text">
      <style:text-properties fo:color="#000000" fo:font-size="14pt" fo:language="en" fo:country="US" fo:font-weight="bold" officeooo:rsid="000561c0" style:font-size-asian="14pt" style:font-weight-asian="bold" style:font-name-complex="Calibri" style:font-size-complex="14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800000" style:font-name="Monospace" fo:font-size="10pt" fo:font-weight="bold" style:font-size-asian="10pt" style:font-weight-asian="bold"/>
    </style:style>
    <style:style style:name="T10" style:family="text">
      <style:text-properties fo:color="#800000" style:font-name="Monospace" fo:font-size="10pt" fo:font-weight="bold" style:font-size-asian="10pt" style:font-weight-asian="bold" style:font-name-complex="Calibri" style:font-size-complex="14pt"/>
    </style:style>
    <style:style style:name="T11" style:family="text">
      <style:text-properties fo:color="#008000" style:font-name="Monospace" fo:font-size="10pt" style:font-size-asian="10pt"/>
    </style:style>
    <style:style style:name="T12" style:family="text">
      <style:text-properties fo:color="#000080" style:font-name="Monospace" fo:font-size="10pt" fo:font-weight="bold" style:font-size-asian="10pt" style:font-weight-asian="bold"/>
    </style:style>
    <style:style style:name="T13" style:family="text">
      <style:text-properties fo:color="#0000ff" style:font-name="Monospace" fo:font-size="10pt" style:font-size-asian="10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3.</text:p>
      <text:p text:style-name="P1"><text:span text:style-name="T1">При каких значениях оконные функции Row Number, Rank и Dense Rank вернут одинаковый результа</text:span><text:span text:style-name="T2">т</text:span></text:p>
      <text:p text:style-name="P9"/>
      <text:p text:style-name="P9">Если каждый строчка будет имень уникальное значение</text:p>
      <text:p text:style-name="P9"/>
      <text:p text:style-name="P9">4а</text:p>
      <text:list xml:id="list3410386659" text:style-name="WWNum11">
        <text:list-item>
          <text:p text:style-name="P12">Изучите данные в таблице Production.UnitMeasure. Проверьте, есть ли здесь UnitMeasureCode, начинающиеся на букву ‘Т’. </text:p>
          <text:p text:style-name="P22"><text:span text:style-name="T10">SELECT</text:span><text:span text:style-name="T8"> UnitMeasureCode</text:span></text:p>
          <text:p text:style-name="P22"><text:span text:style-name="T9">FROM</text:span><text:span text:style-name="T8"> AdventureWorks2017.Production.UnitMeasure</text:span></text:p>
          <text:p text:style-name="P22"><text:span text:style-name="T9">WHERE</text:span><text:span text:style-name="T8"> UnitMeasureCode </text:span><text:span text:style-name="T9">LIKE</text:span><text:span text:style-name="T8"> </text:span><text:span text:style-name="T11">'T%'</text:span></text:p>
          <text:p text:style-name="P12">Сколько всего различных кодов здесь есть? </text:p>
        </text:list-item>
      </text:list>
      <text:p text:style-name="P8"><text:span text:style-name="T10">SELECT</text:span><text:span text:style-name="T8"> </text:span><text:span text:style-name="T12">COUNT</text:span><text:span text:style-name="T8"> (</text:span><text:span text:style-name="T9">distinct</text:span><text:span text:style-name="T8"> UnitMeasureCode)</text:span></text:p>
      <text:p text:style-name="P8"><text:span text:style-name="T9">FROM</text:span><text:span text:style-name="T8"> AdventureWorks2017.Production.UnitMeasure</text:span></text:p>
      <text:p text:style-name="P3">Вставьте следующий набор данных в таблицу:</text:p>
      <text:list xml:id="list1704871028" text:style-name="WWNum21">
        <text:list-item>
          <text:p text:style-name="P13">TT1, Test 1, 9 сентября 2020</text:p>
        </text:list-item>
        <text:list-item>
          <text:p text:style-name="P13">TT2, Test 2, getdate()</text:p>
        </text:list-item>
      </text:list>
      <text:p text:style-name="P14"/>
      <text:p text:style-name="P8"><text:span text:style-name="T10">INSERT</text:span><text:span text:style-name="T8"> </text:span><text:span text:style-name="T9">INTO</text:span><text:span text:style-name="T8"> AdventureWorks2017.Production.UnitMeasure (UnitMeasureCode, Name, ModifiedDate)</text:span></text:p>
      <text:p text:style-name="P7"><text:span text:style-name="T9">VALUES</text:span><text:span text:style-name="T8"> (</text:span><text:span text:style-name="T11">'TT1'</text:span><text:span text:style-name="T8">, </text:span><text:span text:style-name="T11">'Test 1'</text:span><text:span text:style-name="T8">, </text:span><text:span text:style-name="T11">'2020-09-09'</text:span><text:span text:style-name="T8">),</text:span></text:p>
      <text:p text:style-name="P8"><text:span text:style-name="T8"><text:tab/><text:tab/> (</text:span><text:span text:style-name="T11">'TT2'</text:span><text:span text:style-name="T8">, </text:span><text:span text:style-name="T11">'Test 2'</text:span><text:span text:style-name="T8">, </text:span><text:span text:style-name="T12">getdate</text:span><text:span text:style-name="T8">())</text:span></text:p>
      <text:p text:style-name="P4"/>
      <text:p text:style-name="P3">Проверьте теперь, есть ли здесь UnitMeasureCode, начинающиеся на букву ‘Т’. </text:p>
      <text:p text:style-name="P6"><text:span text:style-name="T9">SELECT</text:span><text:span text:style-name="T8"> UnitMeasureCode</text:span></text:p>
      <text:p text:style-name="P7"><text:span text:style-name="T9">FROM</text:span><text:span text:style-name="T8"> AdventureWorks2017.Production.UnitMeasure</text:span></text:p>
      <text:p text:style-name="P6"><text:span text:style-name="T9">WHERE</text:span><text:span text:style-name="T8"> UnitMeasureCode </text:span><text:span text:style-name="T9">LIKE</text:span><text:span text:style-name="T8"> </text:span><text:span text:style-name="T11">'TT%'</text:span></text:p>
      <text:p text:style-name="P3"/>
      <text:list xml:id="list193918066104678" text:continue-list="list3410386659" text:style-name="WWNum11">
        <text:list-item>
          <text:p text:style-name="P12">Теперь загрузите вставленный набор в новую, не существующую таблицу Production.UnitMeasureTest. Догрузите сюда информацию из Production.UnitMeasure по UnitMeasureCode = ‘CAN’. <text:s/>Посмотрите результат в отсортированном виде по коду. </text:p>
        </text:list-item>
      </text:list>
      <text:p text:style-name="P14"/>
      <text:p text:style-name="P8"><text:span text:style-name="T10">SELECT</text:span><text:span text:style-name="T8"> UnitMeasureCode, Name, ModifiedDate</text:span></text:p>
      <text:p text:style-name="P7"><text:span text:style-name="T9">INTO</text:span><text:span text:style-name="T8"> Production.UnitMeasureTest</text:span></text:p>
      <text:p text:style-name="P7"><text:span text:style-name="T9">FROM</text:span><text:span text:style-name="T8"> AdventureWorks2017.Production.UnitMeasure</text:span></text:p>
      <text:p text:style-name="P8"><text:span text:style-name="T9">WHERE</text:span><text:span text:style-name="T8"> UnitMeasureCode </text:span><text:span text:style-name="T9">LIKE</text:span><text:span text:style-name="T8"> </text:span><text:span text:style-name="T11">'TT%'</text:span><text:span text:style-name="T8"> </text:span><text:span text:style-name="T9">OR</text:span><text:span text:style-name="T8"> UnitMeasureCode </text:span><text:span text:style-name="T9">LIKE</text:span><text:span text:style-name="T8"> </text:span><text:span text:style-name="T11">'CAN'</text:span></text:p>
      <text:p text:style-name="P23"/>
      <text:p text:style-name="P3"/>
      <text:list xml:id="list193918418082520" text:continue-numbering="true" text:style-name="WWNum11">
        <text:list-item>
          <text:p text:style-name="P12">Измените UnitMeasureCode для всего набора из Production.UnitMeasureTest на ‘TTT’.</text:p>
        </text:list-item>
      </text:list>
      <text:p text:style-name="P14"/>
      <text:p text:style-name="P8"><text:soft-page-break/><text:span text:style-name="T10">UPDATE</text:span><text:span text:style-name="T8"> AdventureWorks2017.Production.UnitMeasureTest</text:span></text:p>
      <text:p text:style-name="P8"><text:span text:style-name="T9">SET</text:span><text:span text:style-name="T8"> UnitMeasureCode = </text:span><text:span text:style-name="T11">'TTT'</text:span></text:p>
      <text:p text:style-name="P3"/>
      <text:list xml:id="list193917331095099" text:continue-numbering="true" text:style-name="WWNum11">
        <text:list-item>
          <text:p text:style-name="P12">Удалите все строки из Production.UnitMeasureTest.</text:p>
        </text:list-item>
      </text:list>
      <text:p text:style-name="P14"/>
      <text:p text:style-name="P8"><text:span text:style-name="T10">DELETE</text:span><text:span text:style-name="T8"> </text:span></text:p>
      <text:p text:style-name="P8"><text:span text:style-name="T9">FROM</text:span><text:span text:style-name="T8"> AdventureWorks2017.Production.UnitMeasureTest</text:span></text:p>
      <text:p text:style-name="P3"/>
      <text:list xml:id="list193917429228301" text:continue-numbering="true" text:style-name="WWNum11">
        <text:list-item>
          <text:p text:style-name="P12">Найдите информацию из Sales.SalesOrderDetail по заказам 43659,43664. <text:s/>С помощью оконных функций MAX, MIN, AVG найдем агрегаты по LineTotal для каждого SalesOrderID.</text:p>
        </text:list-item>
      </text:list>
      <text:p text:style-name="P8"><text:span text:style-name="T10">SELECT</text:span><text:span text:style-name="T8"> SalesOrderID, </text:span></text:p>
      <text:p text:style-name="P7"><text:span text:style-name="T8"><text:tab/><text:tab/></text:span><text:span text:style-name="T12">MIN</text:span><text:span text:style-name="T8">(LineTotal) </text:span><text:span text:style-name="T9">OVER</text:span><text:span text:style-name="T8"> (</text:span><text:span text:style-name="T9">PARTITION</text:span><text:span text:style-name="T8"> </text:span><text:span text:style-name="T9">BY</text:span><text:span text:style-name="T8"> SalesOrderID) </text:span><text:span text:style-name="T9">AS</text:span><text:span text:style-name="T8"> MinLineTotal,</text:span></text:p>
      <text:p text:style-name="P7"><text:span text:style-name="T8"><text:tab/><text:tab/></text:span><text:span text:style-name="T12">MAX</text:span><text:span text:style-name="T8">(LineTotal) </text:span><text:span text:style-name="T9">OVER</text:span><text:span text:style-name="T8"> (</text:span><text:span text:style-name="T9">PARTITION</text:span><text:span text:style-name="T8"> </text:span><text:span text:style-name="T9">BY</text:span><text:span text:style-name="T8"> SalesOrderID) </text:span><text:span text:style-name="T9">AS</text:span><text:span text:style-name="T8"> MaxLineToTal,</text:span></text:p>
      <text:p text:style-name="P7"><text:span text:style-name="T8"><text:tab/><text:tab/></text:span><text:span text:style-name="T12">AVG</text:span><text:span text:style-name="T8">(LineTotal) </text:span><text:span text:style-name="T9">OVER</text:span><text:span text:style-name="T8"> (</text:span><text:span text:style-name="T9">PARTITION</text:span><text:span text:style-name="T8"> </text:span><text:span text:style-name="T9">BY</text:span><text:span text:style-name="T8"> SalesOrderID) </text:span><text:span text:style-name="T9">AS</text:span><text:span text:style-name="T8"> AvgLineToTal</text:span></text:p>
      <text:p text:style-name="P7"><text:span text:style-name="T9">FROM</text:span><text:span text:style-name="T8"> AdventureWorks2017.Sales.SalesOrderDetail</text:span></text:p>
      <text:p text:style-name="P8"><text:span text:style-name="T9">WHERE</text:span><text:span text:style-name="T8"> SalesOrderID = </text:span><text:span text:style-name="T11">'43659'</text:span><text:span text:style-name="T8"> </text:span><text:span text:style-name="T9">OR</text:span><text:span text:style-name="T8"> SalesOrderID = </text:span><text:span text:style-name="T11">'43664'</text:span><text:span text:style-name="T8"> </text:span></text:p>
      <text:p text:style-name="P3"/>
      <text:list xml:id="list193917501871521" text:continue-numbering="true" text:style-name="WWNum11">
        <text:list-item>
          <text:p text:style-name="P11"><text:span text:style-name="T1">Изучите данные в объекте Sales.vSalesPerson. Создайте рейтинг </text:span><text:span text:style-name="T4">c</text:span><text:span text:style-name="T1">реди продавцов на основе годовых продаж SalesYTD, используя ранжирующую оконную функцию. </text:span></text:p>
        </text:list-item>
      </text:list>
      <text:p text:style-name="P2"><text:span text:style-name="T1">Добавьте поле </text:span><text:span text:style-name="T4">Login</text:span><text:span text:style-name="T1">, состоящий из 3 первых букв фамилии в верхнем регистре + ‘</text:span><text:span text:style-name="T4">login</text:span><text:span text:style-name="T1">’ + TerritoryGroup (</text:span><text:span text:style-name="T4">Null</text:span><text:span text:style-name="T1"> заменить на пустое значение). </text:span></text:p>
      <text:p text:style-name="P3">Кто возглавляет рейтинг? А кто возглавлял рейтинг в прошлом году (SalesLastYear). </text:p>
      <text:p text:style-name="P5"/>
      <text:p text:style-name="P6"><text:span text:style-name="T9">SELECT</text:span><text:span text:style-name="T8"> BusinessEntityID, TerritoryGroup, FirstName, MiddleName, LastName, SalesYTD, <text:s/></text:span></text:p>
      <text:p text:style-name="P7"><text:span text:style-name="T8"><text:tab/><text:tab/></text:span><text:span text:style-name="T9">DENSE_RANK</text:span><text:span text:style-name="T8">() </text:span><text:span text:style-name="T9">OVER</text:span><text:span text:style-name="T8">(</text:span><text:span text:style-name="T9">ORDER</text:span><text:span text:style-name="T8"> </text:span><text:span text:style-name="T9">BY</text:span><text:span text:style-name="T8"> SalesYTD </text:span><text:span text:style-name="T9">DESC</text:span><text:span text:style-name="T8">) </text:span><text:span text:style-name="T9">AS</text:span><text:span text:style-name="T8"> SellerTop,</text:span></text:p>
      <text:p text:style-name="P7"><text:span text:style-name="T8"><text:tab/><text:tab/></text:span><text:span text:style-name="T9">DENSE_RANK</text:span><text:span text:style-name="T8">() </text:span><text:span text:style-name="T9">OVER</text:span><text:span text:style-name="T8">(</text:span><text:span text:style-name="T9">ORDER</text:span><text:span text:style-name="T8"> </text:span><text:span text:style-name="T9">BY</text:span><text:span text:style-name="T8"> SalesLastYear </text:span><text:span text:style-name="T9">DESC</text:span><text:span text:style-name="T8">) </text:span><text:span text:style-name="T9">AS</text:span><text:span text:style-name="T8"> SellerTopLastYear,</text:span></text:p>
      <text:p text:style-name="P7"><text:span text:style-name="T8"><text:tab/><text:tab/></text:span><text:span text:style-name="T12">CONCAT</text:span><text:span text:style-name="T8">(</text:span><text:span text:style-name="T12">UPPER</text:span><text:span text:style-name="T8">(</text:span><text:span text:style-name="T9">LEFT</text:span><text:span text:style-name="T8">(LastName,</text:span><text:span text:style-name="T13">3</text:span><text:span text:style-name="T8">)),</text:span><text:span text:style-name="T11">'login'</text:span><text:span text:style-name="T8">, TerritoryGroup) </text:span><text:span text:style-name="T9">AS</text:span><text:span text:style-name="T8"> </text:span><text:span text:style-name="T9">Login</text:span></text:p>
      <text:p text:style-name="P6"><text:span text:style-name="T9">FROM</text:span><text:span text:style-name="T8"> AdventureWorks2017.Sales.vSalesPerson vsp </text:span></text:p>
      <text:p text:style-name="P3"/>
      <text:list xml:id="list193918488761928" text:continue-numbering="true" text:style-name="WWNum11">
        <text:list-item>
          <text:p text:style-name="P15"><text:span text:style-name="T1">Найдите первый будний день месяца (</text:span><text:span text:style-name="T4">FROM</text:span><text:span text:style-name="T1"> не используем). Нужен стандартный код на все времена.</text:span></text:p>
        </text:list-item>
      </text:list>
      <text:p text:style-name="P16"/>
      <text:p text:style-name="P17">Цэ я не решила</text:p>
      <text:p text:style-name="P17"/>
      <text:p text:style-name="P18">5. Найдите значения <text:span text:style-name="T14">count</text:span>(1), <text:span text:style-name="T14">count</text:span>(<text:span text:style-name="T14">name</text:span>), <text:span text:style-name="T14">count</text:span>(<text:span text:style-name="T14">id</text:span>), <text:span text:style-name="T14">count</text:span>(*) для следующей таблицы:</text:p>
      <text:p text:style-name="P19"><text:span text:style-name="T6">Id</text:span><text:span text:style-name="T1">(</text:span><text:span text:style-name="T4">PK</text:span><text:span text:style-name="T1">)</text:span><text:span text:style-name="T6"><text:tab/>Name<text:tab/><text:tab/>DepName <text:s text:c="2"/></text:span></text:p>
      <text:p text:style-name="P19"><text:span text:style-name="T4">1<text:tab/><text:tab/>null<text:tab/><text:tab/>A</text:span></text:p>
      <text:p text:style-name="P19"><text:span text:style-name="T4">2<text:tab/><text:tab/>null<text:tab/><text:tab/>null</text:span></text:p>
      <text:p text:style-name="P19"><text:span text:style-name="T4">3<text:tab/><text:tab/>A<text:tab/><text:tab/>C</text:span></text:p>
      <text:p text:style-name="P18"><text:span text:style-name="T14"><text:tab/><text:tab/>4<text:tab/><text:tab/>B<text:tab/><text:tab/>C</text:span></text:p>
      <text:p text:style-name="P21"><text:span text:style-name="T15"><text:s/></text:span></text:p>
      <text:p text:style-name="P21"><text:soft-page-break/><text:span text:style-name="T15">count(1) = 4</text:span></text:p>
      <text:p text:style-name="P21"><text:span text:style-name="T15">count(name)=2</text:span></text:p>
      <text:p text:style-name="P21"><text:span text:style-name="T15">count(id)=4</text:span></text:p>
      <text:p text:style-name="P21"><text:span text:style-name="T15">count(*)=4</text:span></text:p>
      <text:p text:style-name="P20"><text:span text:style-name="T15"/></text:p>
      <text:p text:style-name="P18"><text:span text:style-name="T14"/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50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51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52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19:25:27.027641431</meta:creation-date>
    <dc:date>2022-09-18T19:39:17.047439996</dc:date>
    <meta:editing-duration>PT13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60" meta:word-count="361" meta:character-count="3088" meta:non-whitespace-character-count="2750"/>
  </office:meta>
</office:document-meta>
</file>